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8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59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1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6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7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49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0-03" calcext:value-type="date">
            <text:p>03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1-06" calcext:value-type="date">
            <text:p>06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2-05" calcext:value-type="date">
            <text:p>05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1-03" calcext:value-type="date">
            <text:p>03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4-04" calcext:value-type="date">
            <text:p>04/04/2025</text:p>
          </table:table-cell>
          <table:table-cell table:style-name="ce67"/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5-09" calcext:value-type="date">
            <text:p>09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6-09" calcext:value-type="date">
            <text:p>09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7-03" calcext:value-type="date">
            <text:p>03/07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8-04" calcext:value-type="date">
            <text:p>04/08/2025</text:p>
          </table:table-cell>
          <table:table-cell table:style-name="ce67" table:formula="of:=[.C13]-[.F1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3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</number:number-style>
    <number:number-style style:name="N149P1" style:volatile="true">
      <number:number number:min-integer-digits="1"/>
    </number:number-style>
    <number:number-style style:name="N14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1">
      <number:text>-</number:text>
      <number:number number:decimal-places="0" number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percentage-style style:name="N152">
      <number:number number:decimal-places="1" number:min-decimal-places="1" number:min-integer-digits="1"/>
      <number:text>%</number:text>
    </number:percentage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8-06">00/00/0000</text:date></text:span><text:span text:style-name="MT2"><text:s/>- </text:span><text:span text:style-name="MT2"><text:time style:data-style-name="N2" text:time-value="14:46:17.473000000">00:00:00</text:time></text:span><text:span text:style-name="MT2"><text:s/></text:span></text:p>
        </style:region-center>
        <style:region-right>
          <text:p><text:span text:style-name="MT4">Juliana do Nascimento Aranha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liana do Nascimento Aranha 31488970807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14:46:17.48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4:02</meta:creation-date>
    <dc:date>2025-08-06T14:46:35.067000000</dc:date>
    <meta:print-date>2019-12-18T08:56:40.082000000</meta:print-date>
    <dc:language>pt-PT</dc:language>
    <meta:editing-cycles>663</meta:editing-cycles>
    <meta:editing-duration>PT21H19M26S</meta:editing-duration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